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52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</style:style>
    <style:style style:name="P8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style:language-asian="ja" style:country-asian="JP"/>
    </style:style>
    <style:style style:name="T11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6145251380576868157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4">T-1.1</text:p>
              <text:list>
                <text:list-item>
                  <text:p text:style-name="P14">eclipst ==&gt; new task</text:p>
                </text:list-item>
                <text:list-item>
                  <text:p text:style-name="P14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<text:soft-page-break/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959456582713083599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5376962190575656749" text:style-name="L3">
        <text:list-item>
          <text:p text:style-name="P21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5898006830680641020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oft-page-break/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0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<text:soft-page-break/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869415238995150636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new FUNC : get_ListOf_BarDatas(...)</text:p>
                </text:list-item>
                <text:list-item>
                  <text:p text:style-name="P23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6220147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4">[further]</text:p>
      <text:list xml:id="list5658788895915495007" text:style-name="L6">
        <text:list-item>
          <text:p text:style-name="P24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6205977" text:continue-list="list6145251380576868157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73">steps</text:p>
                  <text:list>
                    <text:list-item>
                      <text:p text:style-name="P73">open file</text:p>
                    </text:list-item>
                    <text:list-item>
                      <text:p text:style-name="P73">read lines</text:p>
                    </text:list-item>
                  </text:list>
                </text:list-item>
              </text:list>
            </text:list-item>
            <text:list-item>
              <text:p text:style-name="P19"><text:soft-page-break/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207165275631444402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//_20200105_153133:next</text:p>
                </text:list-item>
              </text:list>
            </text:list-item>
          </text:list>
        </text:list-item>
      </text:list>
      <text:p text:style-name="P4">[further]</text:p>
      <text:list xml:id="list4654266706745528214" text:style-name="L8">
        <text:list-item>
          <text:p text:style-name="P26"/>
        </text:list-item>
      </text:list>
      <text:p text:style-name="P13"><text:line-break/><text:span text:style-name="T2">[/ 20200105_153156]</text:span></text:p>
      <text:p text:style-name="P13"/>
      <text:p text:style-name="P8"><text:soft-page-break/></text:p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6979693736664200598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9043913828528141390" text:style-name="L10">
        <text:list-item>
          <text:p text:style-name="P28"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4">[further]</text:p>
      <text:list xml:id="list7538364421806906983" text:style-name="L11">
        <text:list-item>
          <text:p text:style-name="P29"/>
        </text:list-item>
      </text:list>
      <text:p text:style-name="P13"><text:line-break/><text:soft-pag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729839930159998914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<text:soft-page-break/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24563174109371531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4">[further]</text:p>
      <text:list xml:id="list5739086033909662201" text:style-name="L14">
        <text:list-item>
          <text:p text:style-name="P33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1285590303802854295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49186960837663262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4">[further]</text:p>
      <text:list xml:id="list5675591853567978772" text:style-name="L17">
        <text:list-item>
          <text:p text:style-name="P36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9090999142096996034" text:style-name="L18">
        <text:list-item>
          <text:p text:style-name="P37">REVIEW</text:p>
        </text:list-item>
        <text:list-item>
          <text:p text:style-name="P37"><text:soft-page-break/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91417552073721602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4">[further]</text:p>
      <text:list xml:id="list7189956439167677285" text:style-name="L20">
        <text:list-item>
          <text:p text:style-name="P39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6212031" text:continue-list="list36205977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249762961702680573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4">[further]</text:p>
      <text:list xml:id="list7784051994568636084" text:style-name="L22">
        <text:list-item>
          <text:p text:style-name="P41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9021843447923806631" text:style-name="L23">
        <text:list-item>
          <text:p text:style-name="P42"><text:soft-page-break/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149658818269809209" text:style-name="L24">
        <text:list-item>
          <text:p text:style-name="P43"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<text:soft-page-break/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4">[further]</text:p>
      <text:list xml:id="list1753228252538218076" text:style-name="L25">
        <text:list-item>
          <text:p text:style-name="P44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5638704502877373254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<text:soft-page-break/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6207386" text:continue-list="list36212031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976009817430207238" text:style-name="L27">
        <text:list-item>
          <text:p text:style-name="P46">TASK : this ==&gt; TASK-1</text:p>
        </text:list-item>
      </text:list>
      <text:p text:style-name="P4">[further]</text:p>
      <text:list xml:id="list5252672845742366147" text:style-name="L28">
        <text:list-item>
          <text:p text:style-name="P47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1601914875348350279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<text:soft-page-break/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4">[next]</text:p>
      <text:list xml:id="list1478245885328914662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4">[further]</text:p>
      <text:list xml:id="list7502616269437897178" text:style-name="L31">
        <text:list-item>
          <text:p text:style-name="P50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5190086366967055891" text:style-name="L32">
        <text:list-item>
          <text:p text:style-name="P51">REVIEW</text:p>
        </text:list-item>
        <text:list-item>
          <text:p text:style-name="P51"><text:soft-page-break/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836404846973973976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4">[further]</text:p>
      <text:list xml:id="list5914101852632036183" text:style-name="L34">
        <text:list-item>
          <text:p text:style-name="P53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5501121602327395729" text:style-name="L35">
        <text:list-item>
          <text:p text:style-name="P54">REVIEW</text:p>
        </text:list-item>
        <text:list-item>
          <text:p text:style-name="P54"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<text:soft-page-break/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326207576011204064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4">[further]</text:p>
      <text:list xml:id="list9085261707804356778" text:style-name="L37">
        <text:list-item>
          <text:p text:style-name="P56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64228822995891495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<text:soft-page-break/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242546394942089416" text:style-name="L39">
        <text:list-item>
          <text:p text:style-name="P58">TASK : after “j1” returned → section D</text:p>
          <text:list>
            <text:list-item>
              <text:p text:style-name="P58"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4">[further]</text:p>
      <text:list xml:id="list3747790680852922850" text:style-name="L40">
        <text:list-item>
          <text:p text:style-name="P59"/>
        </text:list-item>
      </text:list>
      <text:p text:style-name="P13"><text:line-break/><text:span text:style-name="T2">[/ 20200116_142928]</text:span></text:p>
      <text:p text:style-name="P13"/>
      <text:p text:style-name="P8"><text:soft-page-break/></text:p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7808755859024637625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5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==&gt; $lo_BarDatas = Libfx::conv_CSV_Lines_To_BarDatas($lo_CSV_Lines, <text:soft-page-break/>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<text:soft-page-break/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725736878769795690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4">[further]</text:p>
      <text:list xml:id="list713575315960297677" text:style-name="L43">
        <text:list-item>
          <text:p text:style-name="P62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9037483081659727200" text:style-name="L44">
        <text:list-item>
          <text:p text:style-name="P63">REVIEW</text:p>
        </text:list-item>
        <text:list-item>
          <text:p text:style-name="P63">TASK-1 : “step : D : 1 : 2-1” ~~</text:p>
          <text:list>
            <text:list-item>
              <text:list>
                <text:list-item>
                  <text:p text:style-name="P63">//_20200116_173730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TEST ==&gt; “(step : D : 1 : 2-2) C4”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1 : lib_ea_tester.php</text:p>
          <text:list>
            <text:list-item>
              <text:list>
                <text:list-item>
                  <text:p text:style-name="P63">for-loop : “$typeOf_Bar == CONS::$strOf_BarType__SL”</text:p>
                </text:list-item>
              </text:list>
            </text:list-item>
            <text:list-item>
              <text:p text:style-name="P63">S-1.1</text:p>
              <text:list>
                <text:list-item>
                  <text:p text:style-name="P63">CODE : //test:20200117_122008</text:p>
                </text:list-item>
                <text:list-item>
                  <text:p text:style-name="P63"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oft-page-break/><text:span text:style-name="T1">#_ </text:span>SEG-2 </text:p>
          <text:list>
            <text:list-item>
              <text:list>
                <text:list-item>
                  <text:p text:style-name="P63">func : “LibEaTester::fx_tester_T_1__Exec($lo_BarDatas)”</text:p>
                  <text:list>
                    <text:list-item>
                      <text:p text:style-name="P63">==&gt; retrun vals</text:p>
                    </text:list-item>
                    <text:list-item>
                      <text:p text:style-name="P63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3">S-2.1</text:p>
              <text:list>
                <text:list-item>
                  <text:p text:style-name="P63">CODE</text:p>
                  <text:list>
                    <text:list-item>
                      <text:p text:style-name="P63">“$valOf_Ret” ==&gt; dec<text:span text:style-name="T10">lare at the top of the func : “fx_tester_T_1__Exec”</text:span></text:p>
                    </text:list-item>
                    <text:list-item>
                      <text:p text:style-name="P74"/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3</text:p>
          <text:list>
            <text:list-item>
              <text:list>
                <text:list-item>
                  <text:p text:style-name="P63">func : “LibEaTester::loop_J1_N”</text:p>
                  <text:list>
                    <text:list-item>
                      <text:p text:style-name="P63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4</text:p>
          <text:list>
            <text:list-item>
              <text:list>
                <text:list-item>
                  <text:p text:style-name="P63">cont : //_20200106_130954:caller</text:p>
                  <text:list>
                    <text:list-item>
                      <text:p text:style-name="P63">of the returned vals, add “pos” to an array</text:p>
                    </text:list-item>
                    <text:list-item>
                      <text:p text:style-name="P63">if not terminating condition positive (SL, TP, loop-thru)</text:p>
                      <text:list>
                        <text:list-item>
                          <text:p text:style-name="P63">==&gt; continue calling the func “fx_tester_T_1__Exec”</text:p>
                          <text:list>
                            <text:list-item>
                              <text:p text:style-name="P63">==&gt; with the param “$num_Loop_Start” → updated</text:p>
                            </text:list-item>
                            <text:list-item>
                              <text:p text:style-name="P63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5</text:p>
          <text:list>
            <text:list-item>
              <text:list>
                <text:list-item>
                  <text:p text:style-name="P63">cont :: fx_tester_T_1()</text:p>
                  <text:list>
                    <text:list-item>
                      <text:p text:style-name="P63">==&gt; section “LibEaTester::fx_tester_T_1__Exec($lo_BarDatas)”</text:p>
                      <text:list>
                        <text:list-item>
                          <text:p text:style-name="P63">==&gt; fold the section with “while” loop</text:p>
                        </text:list-item>
                        <text:list-item>
                          <text:p text:style-name="P63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: “j1 : Y : 2” ~~</text:p>
          <text:list>
            <text:list-item>
              <text:p text:style-name="P63"><text:soft-page-break/>T-2.1 </text:p>
              <text:list>
                <text:list-item>
                  <text:list>
                    <text:list-item>
                      <text:p text:style-name="P63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295458233523061688" text:style-name="L45">
        <text:list-item>
          <text:p text:style-name="P64">TASK</text:p>
          <text:list>
            <text:list-item>
              <text:p text:style-name="P64">this : SEG-5, SEG-4, TASK-2</text:p>
            </text:list-item>
            <text:list-item>
              <text:p text:style-name="P64">//_20200117_125541:next</text:p>
            </text:list-item>
          </text:list>
        </text:list-item>
      </text:list>
      <text:p text:style-name="P4">[further]</text:p>
      <text:list xml:id="list3354731983979397558" text:style-name="L46">
        <text:list-item>
          <text:p text:style-name="P65"/>
        </text:list-item>
      </text:list>
      <text:p text:style-name="P13"><text:line-break/><text:span text:style-name="T2">[/ 20200117_125558]</text:span></text:p>
      <text:p text:style-name="P13"/>
      <text:p text:style-name="P8"/>
      <text:p text:style-name="P4"><text:span text:style-name="T4">16</text:span>---------------------------------------------------------------------------</text:p>
      <text:p text:style-name="P10">res free# JVEMV6 44#10.2_17 / 44. currency / 10. prog-php / 2. tester / <text:s/>20200118_153201</text:p>
      <text:p text:style-name="P10"/>
      <text:p text:style-name="P4">[do] <text:span text:style-name="T1">#_ </text:span></text:p>
      <text:list xml:id="list3230877484884577045" text:style-name="L53">
        <text:list-item>
          <text:p text:style-name="P79"><text:span text:style-name="T8">REVIEW</text:span></text:p>
        </text:list-item>
        <text:list-item>
          <text:p text:style-name="P79"><text:span text:style-name="T8">TASK-1</text:span></text:p>
          <text:list>
            <text:list-item>
              <text:list>
                <text:list-item>
                  <text:p text:style-name="P70">cont :: fx_tester_T_1()</text:p>
                  <text:list>
                    <text:list-item>
                      <text:p text:style-name="P70">==&gt; section “LibEaTester::fx_tester_T_1__Exec($lo_BarDatas)”</text:p>
                      <text:list>
                        <text:list-item>
                          <text:p text:style-name="P70">==&gt; fold the section with “while” loop</text:p>
                        </text:list-item>
                        <text:list-item>
                          <text:p text:style-name="P70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0"><text:soft-page-break/><text:span text:style-name="T11">//_20200117_125541:next</text:span></text:p>
                </text:list-item>
              </text:list>
            </text:list-item>
            <text:list-item>
              <text:p text:style-name="P70"><text:span text:style-name="T11">T-1.1</text:span></text:p>
              <text:list>
                <text:list-item>
                  <text:p text:style-name="P75"><text:span text:style-name="T11">CODE</text:span></text:p>
                </text:list-item>
                <text:list-item>
                  <text:p text:style-name="P75"><text:span text:style-name="T11">TEST ==&gt; OK</text:span></text:p>
                </text:list-item>
                <text:list-item>
                  <text:p text:style-name="P75"><text:span text:style-name="T11">TEST-2 : “//test:20200117_122008” ==&gt; turn off</text:span></text:p>
                  <text:list>
                    <text:list-item>
                      <text:p text:style-name="P75"><text:span text:style-name="T11">==&gt; ERROR : “Notice (8): Undefined offset: 3 [APP\Controller\FxTestController.php, line 135]”</text:span></text:p>
                    </text:list-item>
                    <text:list-item>
                      <text:p text:style-name="P75"><text:span text:style-name="T11">TRY : inspect</text:span></text:p>
                      <text:list>
                        <text:list-item>
                          <text:p text:style-name="P75"><text:span text:style-name="T11">==&gt; add code to → for-loop</text:span></text:p>
                        </text:list-item>
                      </text:list>
                    </text:list-item>
                    <text:list-item>
                      <text:p text:style-name="P75"><text:span text:style-name="T11">TEST ==&gt; OK</text:span></text:p>
                    </text:list-item>
                  </text:list>
                </text:list-item>
              </text:list>
            </text:list-item>
            <text:list-item>
              <text:p text:style-name="P70"><text:span text:style-name="T11"/></text:p>
            </text:list-item>
          </text:list>
        </text:list-item>
      </text:list>
      <text:p text:style-name="P4"/>
      <text:p text:style-name="P4">[next]</text:p>
      <text:list xml:id="list2236248819805521368" text:style-name="L47">
        <text:list-item>
          <text:p text:style-name="P66">TASK</text:p>
          <text:list>
            <text:list-item>
              <text:p text:style-name="P66">//_20200118_155832:next (cont)</text:p>
            </text:list-item>
            <text:list-item>
              <text:p text:style-name="P66">while-loop</text:p>
              <text:list>
                <text:list-item>
                  <text:p text:style-name="P66">iterate N times</text:p>
                </text:list-item>
                <text:list-item>
                  <text:p text:style-name="P66">returned “pos” val ==&gt; append to an array</text:p>
                </text:list-item>
              </text:list>
            </text:list-item>
          </text:list>
        </text:list-item>
      </text:list>
      <text:p text:style-name="P4">[further]</text:p>
      <text:list xml:id="list322591779411105563" text:style-name="L48">
        <text:list-item>
          <text:p text:style-name="P67"/>
        </text:list-item>
      </text:list>
      <text:p text:style-name="P13"><text:line-break/><text:span text:style-name="T2">[/ 20200118_155943]</text:span></text:p>
      <text:p text:style-name="P8">@@@</text:p>
      <text:p text:style-name="P13"/>
      <text:p text:style-name="P4"><text:span text:style-name="T4">17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6222772" text:continue-list="list36207386" text:style-name="L1">
        <text:list-item>
          <text:p text:style-name="P19">REVIEW</text:p>
        </text:list-item>
        <text:list-item>
          <text:p text:style-name="P19"><text:soft-page-break/>TASK-1</text:p>
        </text:list-item>
      </text:list>
      <text:p text:style-name="P4"/>
      <text:p text:style-name="P4">[next]</text:p>
      <text:list xml:id="list620769516948206454" text:style-name="L54">
        <text:list-item>
          <text:p text:style-name="P71">TASK</text:p>
        </text:list-item>
      </text:list>
      <text:p text:style-name="P4">[further]</text:p>
      <text:list xml:id="list8057759810229280277" text:style-name="L55">
        <text:list-item>
          <text:p text:style-name="P72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6226895" text:continue-list="list36222772" text:style-name="L1">
        <text:list-item>
          <text:p text:style-name="P19">REVIEW</text:p>
        </text:list-item>
        <text:list-item>
          <text:p text:style-name="P19">TASK-1</text:p>
        </text:list-item>
      </text:list>
      <text:p text:style-name="P4"/>
      <text:p text:style-name="P4">[next]</text:p>
      <text:list xml:id="list2155871850169549918" text:style-name="L49">
        <text:list-item>
          <text:p text:style-name="P68">TASK</text:p>
        </text:list-item>
      </text:list>
      <text:p text:style-name="P4">[further]</text:p>
      <text:list xml:id="list7405411656716769544" text:style-name="L50">
        <text:list-item>
          <text:p text:style-name="P69"/>
        </text:list-item>
      </text:list>
      <text:p text:style-name="P13"><text:line-break/><text:span text:style-name="T2">[/ XXX]</text:span></text:p>
      <text:p text:style-name="P13"><text:soft-page-break/></text:p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2295157484696745384" text:style-name="L51">
        <text:list-item>
          <text:p text:style-name="P7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211573" text:continue-numbering="true" text:style-name="L51">
        <text:list-item>
          <text:p text:style-name="P76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3630508233029740911" text:style-name="L52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232730" text:continue-numbering="true" text:style-name="L52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6230053" text:continue-numbering="true" text:style-name="L52">
        <text:list-item>
          <text:p text:style-name="P16">move “<text:span text:style-name="T5">@@@</text:span>”</text:p>
        </text:list-item>
        <text:list-item>
          <text:p text:style-name="P77">DUP : template</text:p>
        </text:list-item>
      </text:list>
      <text:p text:style-name="P3"/>
      <text:p text:style-name="P3"><text:soft-page-break/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8T16:00:53.79</dc:date>
    <dc:creator>iwabuchi ken</dc:creator>
    <meta:editing-duration>P1DT4H34M3S</meta:editing-duration>
    <meta:editing-cycles>95</meta:editing-cycles>
    <meta:generator>OpenOffice/4.1.3$Win32 OpenOffice.org_project/413m1$Build-9783</meta:generator>
    <meta:document-statistic meta:table-count="5" meta:image-count="0" meta:object-count="0" meta:page-count="28" meta:paragraph-count="594" meta:word-count="2464" meta:character-count="16067"/>
  </office:meta>
</office:document-meta>
</file>